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6pt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fo:font-size="6pt"/>
    </style:style>
    <style:style style:name="P3" style:family="paragraph" style:parent-style-name="Standard">
      <style:text-properties style:font-name="Times New Roman" fo:font-size="6pt" style:font-name-asian="SimSun" style:font-name-complex="Mangal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font-name="Times New Roman" fo:font-size="6pt" style:font-name-asian="SimSun" style:font-name-complex="Mangal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imes New Roman" fo:font-size="6pt" style:font-name-asian="SimSun" style:font-name-complex="Mangal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" style:font-name-asian="SimSun" style:font-name-complex="Mang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rting Algorithms</text:p>
      <text:p text:style-name="P2">QuickSort – Pivot value chosen, smaller values placed to left, greater or equal to the right. <text:s/>Repeat in the resulting “sides of the position.” – Choose position, save value, loop through list, if value is smaller, switch i value to current pivot position with current i, and increment </text:p>
      <text:p text:style-name="P1">Big O problems</text:p>
      <text:p text:style-name="P1"><text:tab/>order of magnitude for run-time O(f(n)) means that as n-&gt;<text:span text:style-name="T1">∞</text:span><text:span text:style-name="T2"> the run-time will be proportional to f(n).</text:span></text:p>
      <text:p text:style-name="P3"><text:tab/>[simple loop – O(n)] <text:s/>[Nested Loop – O(n^(# of nested loops))]</text:p>
      <text:p text:style-name="P3"><text:tab/>[Be careful of “Hidden” loops – ie list.indexOf()]</text:p>
      <text:p text:style-name="P3"><text:tab/>Searching a Balanced Tree is classic of O(log n) as you only search half less after each comparison.</text:p>
      <text:p text:style-name="P3">Queue </text:p>
      <text:p text:style-name="P4">ArrayList – with a front and back marker. <text:s/>Anything outside markers is considered as garbage. <text:s/>Remove() returns value and moves front marker to next position. <text:s/>Add() will place a new value in back position. Moves back marker further back.(or wraps if end of the ArrayList is reached) <text:s/>If front = back (queue is at current capacity) software will insert new space, increments both front and back markers</text:p>
      <text:p text:style-name="P5">PostFix</text:p>
      <text:p text:style-name="P4">doing math without parenthesis, two numbers followed by operand – will demonstrate a Stack very well. <text:s/>(Push two numbers on, pop twice when operand is reached)</text:p>
      <text:p text:style-name="P5">Airplane Problem</text:p>
      <text:p text:style-name="P5"><text:tab/>recursive call – similar to Queens problem (some backtracking) – recursive calls will make O(2^n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nnis Klauder</meta:initial-creator>
    <meta:creation-date>2015-12-11T08:04:57.51</meta:creation-date>
    <dc:date>2015-12-14T07:41:33.66</dc:date>
    <dc:creator>Dennis Klauder</dc:creator>
    <meta:editing-duration>PT40M44S</meta:editing-duration>
    <meta:editing-cycles>5</meta:editing-cycles>
    <meta:generator>OpenOffice/4.1.2$Win32 OpenOffice.org_project/412m3$Build-9782</meta:generator>
    <meta:document-statistic meta:table-count="0" meta:image-count="0" meta:object-count="0" meta:page-count="1" meta:paragraph-count="13" meta:word-count="219" meta:character-count="1323"/>
  </office:meta>
</office:document-meta>
</file>